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page-title"/>The Day After My Father’s Death</text:h>
      <text:h text:style-name="Heading_20_2" text:outline-level="2"><text:a xlink:type="simple" xlink:href="https://m.poets.org/node/120523" office:target-frame-name="_top" xlink:show="replace" text:style-name="Internet_20_link" text:visited-style-name="Visited_20_Internet_20_Link">Bill Knott</text:a>, 1940 - 2014 </text:h>
      <text:p text:style-name="Text_20_body">It’s too complex to explain,<text:line-break/>but I was already in<text:line-break/>the orphanage when dad died;<text:line-break/>and so that day when I cried,<text:line-break/>to keep the other children safe<text:line-break/>from my infectious grief<text:line-break/>they left me in lockdown<text:line-break/>in some office where I found<text:line-break/>piles of comicbooks hid<text:line-break/>which they had confiscated<text:line-break/>from us kids through the years,<text:line-break/>and on through wiped tears<text:line-break/>I pored quickly knowing<text:line-break/>this was a one-time thing—<text:line-break/>this quarantine would soon end—<text:line-break/>I’d never see them again:<text:line-break/>I’d regret each missed issue,<text:line-break/>and worse than that I knew<text:line-break/>that if a day ever did come<text:line-break/>when I could obtain them,<text:line-break/>gee, I’d be too old to read<text:line-break/>them then, I’d be like him, d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1:36:17.224695946</meta:creation-date>
    <dc:date>2017-04-04T12:06:28.523442264</dc:date>
    <meta:editing-duration>PT20M</meta:editing-duration>
    <meta:editing-cycles>1</meta:editing-cycles>
    <meta:document-statistic meta:table-count="0" meta:image-count="0" meta:object-count="0" meta:page-count="1" meta:paragraph-count="3" meta:word-count="129" meta:character-count="665" meta:non-whitespace-character-count="538"/>
    <meta:generator>LibreOffice/5.1.6.2$Linux_X86_64 LibreOffice_project/10m0$Build-2</meta:generator>
  </office:meta>
</office:document-meta>
</file>